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593cm"/>
    </style:style>
    <style:style style:name="co5" style:family="table-column">
      <style:table-column-properties fo:break-before="auto" style:column-width="2.708cm"/>
    </style:style>
    <style:style style:name="co6" style:family="table-column">
      <style:table-column-properties fo:break-before="auto" style:column-width="3.5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use-window-font-color="true"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shrink-to-fit="true"/>
      <style:text-properties style:use-window-font-color="true" style:font-name="Ubuntu" fo:font-weight="bold" style:font-weight-asian="bold" style:font-weight-complex="bold"/>
    </style:style>
    <style:style style:name="ce5" style:family="table-cell" style:parent-style-name="Default">
      <style:table-cell-properties style:shrink-to-fit="true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eeeeee"/>
    </style:style>
    <style:style style:name="ce7" style:family="table-cell" style:parent-style-name="Default">
      <style:table-cell-properties fo:background-color="#eeeeee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Site Name Raw</text:p>
          </table:table-cell>
          <table:table-cell table:style-name="ce2" office:value-type="string" calcext:value-type="string">
            <text:p>Writer / Editor Raw</text:p>
          </table:table-cell>
          <table:table-cell table:style-name="ce2" office:value-type="string" calcext:value-type="string">
            <text:p>Language Raw</text:p>
          </table:table-cell>
          <table:table-cell table:style-name="ce1" office:value-type="string" calcext:value-type="string">
            <text:p>Type Raw</text:p>
          </table:table-cell>
          <table:table-cell table:style-name="ce4" office:value-type="string" calcext:value-type="string">
            <text:p>Link Raw</text:p>
          </table:table-cell>
          <table:table-cell table:style-name="ce6" office:value-type="string" calcext:value-type="string">
            <text:p>Site Name</text:p>
          </table:table-cell>
          <table:table-cell table:style-name="ce6" office:value-type="string" calcext:value-type="string">
            <text:p>Writer / Edito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anguage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automating-gis-processes.github.io/site/" xlink:type="simple">Automating GIS processes</text:a></text:p>
          </table:table-cell>
          <table:table-cell table:style-name="ce3" office:value-type="string" calcext:value-type="string">
            <text:p>University of Helsinki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automating-gis-processes.github.io</text:p>
          </table:table-cell>
          <table:table-cell table:style-name="ce7" table:formula="of:=COM.MICROSOFT.CONCAT(&quot;[&quot;;[.B2];&quot;][&quot;;[.A2];&quot;]&quot;)" office:value-type="string" office:string-value="[Automating GIS processes][1]" calcext:value-type="string">
            <text:p>[Automating GIS processes][1]</text:p>
          </table:table-cell>
          <table:table-cell table:style-name="ce7" table:formula="of:=COM.MICROSOFT.CONCAT([.C2];&quot;&quot;)" office:value-type="string" office:string-value="University of Helsinki" calcext:value-type="string">
            <text:p>University of Helsinki</text:p>
          </table:table-cell>
          <table:table-cell table:style-name="ce7" table:formula="of:=COM.MICROSOFT.CONCAT([.E2];&quot;&quot;)" office:value-type="string" office:string-value="reading" calcext:value-type="string">
            <text:p>reading</text:p>
          </table:table-cell>
          <table:table-cell table:style-name="ce7" table:formula="of:=COM.MICROSOFT.CONCAT([.D2];&quot;&quot;)" office:value-type="string" office:string-value="EN" calcext:value-type="string">
            <text:p>EN</text:p>
          </table:table-cell>
          <table:table-cell table:style-name="ce7" table:formula="of:=COM.MICROSOFT.CONCAT(&quot;[&quot;;[.A2];&quot;]: &quot;;[.F2])" office:value-type="string" office:string-value="[1]: https://automating-gis-processes.github.io" calcext:value-type="string">
            <text:p>[1]: https://automating-gis-processes.github.i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www.codecademy.com/catalog/language/python" xlink:type="simple">Codeacademy Python Tutorial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, interactive</text:p>
          </table:table-cell>
          <table:table-cell office:value-type="string" calcext:value-type="string">
            <text:p>https://www.codecademy.com/catalog/language/python</text:p>
          </table:table-cell>
          <table:table-cell table:style-name="ce7" table:formula="of:=COM.MICROSOFT.CONCAT(&quot;[&quot;;[.B3];&quot;][&quot;;[.A3];&quot;]&quot;)" office:value-type="string" office:string-value="[Codeacademy Python Tutorial][2]" calcext:value-type="string">
            <text:p>[Codeacademy Python Tutorial][2]</text:p>
          </table:table-cell>
          <table:table-cell table:style-name="ce7" table:formula="of:=COM.MICROSOFT.CONCAT([.C3];&quot;&quot;)">
            <text:p/>
          </table:table-cell>
          <table:table-cell table:style-name="ce7" table:formula="of:=COM.MICROSOFT.CONCAT([.E3];&quot;&quot;)" office:value-type="string" office:string-value="reading, interactive" calcext:value-type="string">
            <text:p>reading, interactive</text:p>
          </table:table-cell>
          <table:table-cell table:style-name="ce7" table:formula="of:=COM.MICROSOFT.CONCAT([.D3];&quot;&quot;)" office:value-type="string" office:string-value="EN" calcext:value-type="string">
            <text:p>EN</text:p>
          </table:table-cell>
          <table:table-cell table:style-name="ce7" table:formula="of:=COM.MICROSOFT.CONCAT(&quot;[&quot;;[.A3];&quot;]: &quot;;[.F3])" office:value-type="string" office:string-value="[2]: https://www.codecademy.com/catalog/language/python" calcext:value-type="string">
            <text:p>[2]: https://www.codecademy.com/catalog/language/python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www.udemy.com/course/pythonforbeginnersintro/" xlink:type="simple">Introduction To Python Programming (Video)</text:a></text:p>
          </table:table-cell>
          <table:table-cell table:style-name="ce3" office:value-type="string" calcext:value-type="string">
            <text:p>Avinash Jain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video, exercise</text:p>
          </table:table-cell>
          <table:table-cell office:value-type="string" calcext:value-type="string">
            <text:p>https://www.udemy.com/course/pythonforbeginnersintro/</text:p>
          </table:table-cell>
          <table:table-cell table:style-name="ce7" table:formula="of:=COM.MICROSOFT.CONCAT(&quot;[&quot;;[.B4];&quot;][&quot;;[.A4];&quot;]&quot;)" office:value-type="string" office:string-value="[Introduction To Python Programming (Video)][3]" calcext:value-type="string">
            <text:p>[Introduction To Python Programming (Video)][3]</text:p>
          </table:table-cell>
          <table:table-cell table:style-name="ce7" table:formula="of:=COM.MICROSOFT.CONCAT([.C4];&quot;&quot;)" office:value-type="string" office:string-value="Avinash Jain" calcext:value-type="string">
            <text:p>Avinash Jain</text:p>
          </table:table-cell>
          <table:table-cell table:style-name="ce7" table:formula="of:=COM.MICROSOFT.CONCAT([.E4];&quot;&quot;)" office:value-type="string" office:string-value="video, exercise" calcext:value-type="string">
            <text:p>video, exercise</text:p>
          </table:table-cell>
          <table:table-cell table:style-name="ce7" table:formula="of:=COM.MICROSOFT.CONCAT([.D4];&quot;&quot;)" office:value-type="string" office:string-value="EN" calcext:value-type="string">
            <text:p>EN</text:p>
          </table:table-cell>
          <table:table-cell table:style-name="ce7" table:formula="of:=COM.MICROSOFT.CONCAT(&quot;[&quot;;[.A4];&quot;]: &quot;;[.F4])" office:value-type="string" office:string-value="[3]: https://www.udemy.com/course/pythonforbeginnersintro/" calcext:value-type="string">
            <text:p>[3]: https://www.udemy.com/course/pythonforbeginnersintro/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www.coursera.org/learn/python" xlink:type="simple">Programming for Everybody (Getting Started with Python)</text:a></text:p>
          </table:table-cell>
          <table:table-cell table:style-name="ce3" office:value-type="string" calcext:value-type="string">
            <text:p>Charles Russell Severance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, video, exercise</text:p>
          </table:table-cell>
          <table:table-cell office:value-type="string" calcext:value-type="string">
            <text:p>https://www.coursera.org/learn/python</text:p>
          </table:table-cell>
          <table:table-cell table:style-name="ce7" table:formula="of:=COM.MICROSOFT.CONCAT(&quot;[&quot;;[.B5];&quot;][&quot;;[.A5];&quot;]&quot;)" office:value-type="string" office:string-value="[Programming for Everybody (Getting Started with Python)][4]" calcext:value-type="string">
            <text:p>[Programming for Everybody (Getting Started with Python)][4]</text:p>
          </table:table-cell>
          <table:table-cell table:style-name="ce7" table:formula="of:=COM.MICROSOFT.CONCAT([.C5];&quot;&quot;)" office:value-type="string" office:string-value="Charles Russell Severance" calcext:value-type="string">
            <text:p>Charles Russell Severance</text:p>
          </table:table-cell>
          <table:table-cell table:style-name="ce7" table:formula="of:=COM.MICROSOFT.CONCAT([.E5];&quot;&quot;)" office:value-type="string" office:string-value="reading, video, exercise" calcext:value-type="string">
            <text:p>reading, video, exercise</text:p>
          </table:table-cell>
          <table:table-cell table:style-name="ce7" table:formula="of:=COM.MICROSOFT.CONCAT([.D5];&quot;&quot;)" office:value-type="string" office:string-value="EN" calcext:value-type="string">
            <text:p>EN</text:p>
          </table:table-cell>
          <table:table-cell table:style-name="ce7" table:formula="of:=COM.MICROSOFT.CONCAT(&quot;[&quot;;[.A5];&quot;]: &quot;;[.F5])" office:value-type="string" office:string-value="[4]: https://www.coursera.org/learn/python" calcext:value-type="string">
            <text:p>[4]: https://www.coursera.org/learn/python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s://docs.python.org/3/" xlink:type="simple">Python (Official) Documentation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docs.python.org/3/</text:p>
          </table:table-cell>
          <table:table-cell table:style-name="ce7" table:formula="of:=COM.MICROSOFT.CONCAT(&quot;[&quot;;[.B6];&quot;][&quot;;[.A6];&quot;]&quot;)" office:value-type="string" office:string-value="[Python (Official) Documentation][5]" calcext:value-type="string">
            <text:p>[Python (Official) Documentation][5]</text:p>
          </table:table-cell>
          <table:table-cell table:style-name="ce7" table:formula="of:=COM.MICROSOFT.CONCAT([.C6];&quot;&quot;)">
            <text:p/>
          </table:table-cell>
          <table:table-cell table:style-name="ce7" table:formula="of:=COM.MICROSOFT.CONCAT([.E6];&quot;&quot;)" office:value-type="string" office:string-value="reading" calcext:value-type="string">
            <text:p>reading</text:p>
          </table:table-cell>
          <table:table-cell table:style-name="ce7" table:formula="of:=COM.MICROSOFT.CONCAT([.D6];&quot;&quot;)" office:value-type="string" office:string-value="EN" calcext:value-type="string">
            <text:p>EN</text:p>
          </table:table-cell>
          <table:table-cell table:style-name="ce7" table:formula="of:=COM.MICROSOFT.CONCAT(&quot;[&quot;;[.A6];&quot;]: &quot;;[.F6])" office:value-type="string" office:string-value="[5]: https://docs.python.org/3/" calcext:value-type="string">
            <text:p>[5]: https://docs.python.org/3/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https://www.udemy.com/course/python-hackcc/?LSNPUBID=JVFxdTr9V80&amp;ranEAID=JVFxdTr9V80&amp;ranMID=39197&amp;ranSiteID=JVFxdTr9V80-Z704YRus24rvtXXQduR92A&amp;utm_medium=udemyads&amp;utm_source=aff-campaign" xlink:type="simple">Python for Beginner</text:a></text:p>
          </table:table-cell>
          <table:table-cell table:style-name="ce3" office:value-type="string" calcext:value-type="string">
            <text:p>Hack Caesar Cipher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video, exercise</text:p>
          </table:table-cell>
          <table:table-cell office:value-type="string" calcext:value-type="string">
            <text:p>https://www.udemy.com/course/python-hackcc/?LSNPUBID=JVFxdTr9V80</text:p>
          </table:table-cell>
          <table:table-cell table:style-name="ce7" table:formula="of:=COM.MICROSOFT.CONCAT(&quot;[&quot;;[.B7];&quot;][&quot;;[.A7];&quot;]&quot;)" office:value-type="string" office:string-value="[Python for Beginner][6]" calcext:value-type="string">
            <text:p>[Python for Beginner][6]</text:p>
          </table:table-cell>
          <table:table-cell table:style-name="ce7" table:formula="of:=COM.MICROSOFT.CONCAT([.C7];&quot;&quot;)" office:value-type="string" office:string-value="Hack Caesar Cipher" calcext:value-type="string">
            <text:p>Hack Caesar Cipher</text:p>
          </table:table-cell>
          <table:table-cell table:style-name="ce7" table:formula="of:=COM.MICROSOFT.CONCAT([.E7];&quot;&quot;)" office:value-type="string" office:string-value="video, exercise" calcext:value-type="string">
            <text:p>video, exercise</text:p>
          </table:table-cell>
          <table:table-cell table:style-name="ce7" table:formula="of:=COM.MICROSOFT.CONCAT([.D7];&quot;&quot;)" office:value-type="string" office:string-value="EN" calcext:value-type="string">
            <text:p>EN</text:p>
          </table:table-cell>
          <table:table-cell table:style-name="ce7" table:formula="of:=COM.MICROSOFT.CONCAT(&quot;[&quot;;[.A7];&quot;]: &quot;;[.F7])" office:value-type="string" office:string-value="[6]: https://www.udemy.com/course/python-hackcc/?LSNPUBID=JVFxdTr9V80" calcext:value-type="string">
            <text:p>[6]: https://www.udemy.com/course/python-hackcc/?LSNPUBID=JVFxdTr9V8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a xlink:href="https://www.python-lernen.de/" xlink:type="simple">Python Kurs</text:a></text:p>
          </table:table-cell>
          <table:table-cell table:style-name="ce3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python-lernen.de/</text:p>
          </table:table-cell>
          <table:table-cell table:style-name="ce7" table:formula="of:=COM.MICROSOFT.CONCAT(&quot;[&quot;;[.B8];&quot;][&quot;;[.A8];&quot;]&quot;)" office:value-type="string" office:string-value="[Python Kurs][7]" calcext:value-type="string">
            <text:p>[Python Kurs][7]</text:p>
          </table:table-cell>
          <table:table-cell table:style-name="ce7" table:formula="of:=COM.MICROSOFT.CONCAT([.C8];&quot;&quot;)">
            <text:p/>
          </table:table-cell>
          <table:table-cell table:style-name="ce7" table:formula="of:=COM.MICROSOFT.CONCAT([.E8];&quot;&quot;)" office:value-type="string" office:string-value="reading" calcext:value-type="string">
            <text:p>reading</text:p>
          </table:table-cell>
          <table:table-cell table:style-name="ce7" table:formula="of:=COM.MICROSOFT.CONCAT([.D8];&quot;&quot;)" office:value-type="string" office:string-value="DE" calcext:value-type="string">
            <text:p>DE</text:p>
          </table:table-cell>
          <table:table-cell table:style-name="ce7" table:formula="of:=COM.MICROSOFT.CONCAT(&quot;[&quot;;[.A8];&quot;]: &quot;;[.F8])" office:value-type="string" office:string-value="[7]: https://www.python-lernen.de/" calcext:value-type="string">
            <text:p>[7]: https://www.python-lernen.de/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<text:a xlink:href="https://www.youtube.com/playlist?list=PLNmsVeXQZj7q0ao69AIogD94oBgp3E9Zs" xlink:type="simple">Python Tutorials (Deutsch Videos)</text:a></text:p>
          </table:table-cell>
          <table:table-cell table:style-name="ce3" office:value-type="string" calcext:value-type="string">
            <text:p>Morpheus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video</text:p>
          </table:table-cell>
          <table:table-cell office:value-type="string" calcext:value-type="string">
            <text:p>https://www.youtube.com/playlist?list=PLNmsVeXQZj7q0ao69AIogD94oBgp3E9Zs</text:p>
          </table:table-cell>
          <table:table-cell table:style-name="ce7" table:formula="of:=COM.MICROSOFT.CONCAT(&quot;[&quot;;[.B9];&quot;][&quot;;[.A9];&quot;]&quot;)" office:value-type="string" office:string-value="[Python Tutorials (Deutsch Videos)][8]" calcext:value-type="string">
            <text:p>[Python Tutorials (Deutsch Videos)][8]</text:p>
          </table:table-cell>
          <table:table-cell table:style-name="ce7" table:formula="of:=COM.MICROSOFT.CONCAT([.C9];&quot;&quot;)" office:value-type="string" office:string-value="Morpheus" calcext:value-type="string">
            <text:p>Morpheus</text:p>
          </table:table-cell>
          <table:table-cell table:style-name="ce7" table:formula="of:=COM.MICROSOFT.CONCAT([.E9];&quot;&quot;)" office:value-type="string" office:string-value="video" calcext:value-type="string">
            <text:p>video</text:p>
          </table:table-cell>
          <table:table-cell table:style-name="ce7" table:formula="of:=COM.MICROSOFT.CONCAT([.D9];&quot;&quot;)" office:value-type="string" office:string-value="DE" calcext:value-type="string">
            <text:p>DE</text:p>
          </table:table-cell>
          <table:table-cell table:style-name="ce7" table:formula="of:=COM.MICROSOFT.CONCAT(&quot;[&quot;;[.A9];&quot;]: &quot;;[.F9])" office:value-type="string" office:string-value="[8]: https://www.youtube.com/playlist?list=PLNmsVeXQZj7q0ao69AIogD94oBgp3E9Zs" calcext:value-type="string">
            <text:p>[8]: https://www.youtube.com/playlist?list=PLNmsVeXQZj7q0ao69AIogD94oBgp3E9Zs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<text:a xlink:href="https://www.python-kurs.eu/kurs.php" xlink:type="simple">Python-Kurs</text:a></text:p>
          </table:table-cell>
          <table:table-cell table:style-name="ce3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python-kurs.eu/kurs.php</text:p>
          </table:table-cell>
          <table:table-cell table:style-name="ce7" table:formula="of:=COM.MICROSOFT.CONCAT(&quot;[&quot;;[.B10];&quot;][&quot;;[.A10];&quot;]&quot;)" office:value-type="string" office:string-value="[Python-Kurs][9]" calcext:value-type="string">
            <text:p>[Python-Kurs][9]</text:p>
          </table:table-cell>
          <table:table-cell table:style-name="ce7" table:formula="of:=COM.MICROSOFT.CONCAT([.C10];&quot;&quot;)">
            <text:p/>
          </table:table-cell>
          <table:table-cell table:style-name="ce7" table:formula="of:=COM.MICROSOFT.CONCAT([.E10];&quot;&quot;)" office:value-type="string" office:string-value="reading" calcext:value-type="string">
            <text:p>reading</text:p>
          </table:table-cell>
          <table:table-cell table:style-name="ce7" table:formula="of:=COM.MICROSOFT.CONCAT([.D10];&quot;&quot;)" office:value-type="string" office:string-value="DE" calcext:value-type="string">
            <text:p>DE</text:p>
          </table:table-cell>
          <table:table-cell table:style-name="ce7" table:formula="of:=COM.MICROSOFT.CONCAT(&quot;[&quot;;[.A10];&quot;]: &quot;;[.F10])" office:value-type="string" office:string-value="[9]: https://www.python-kurs.eu/kurs.php" calcext:value-type="string">
            <text:p>[9]: https://www.python-kurs.eu/kurs.php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<text:a xlink:href="https://www.tutorialspoint.com/python/" xlink:type="simple">TutorialsPoint Python Tutorial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tutorialspoint.com/python/</text:p>
          </table:table-cell>
          <table:table-cell table:style-name="ce7" table:formula="of:=COM.MICROSOFT.CONCAT(&quot;[&quot;;[.B11];&quot;][&quot;;[.A11];&quot;]&quot;)" office:value-type="string" office:string-value="[TutorialsPoint Python Tutorial][10]" calcext:value-type="string">
            <text:p>[TutorialsPoint Python Tutorial][10]</text:p>
          </table:table-cell>
          <table:table-cell table:style-name="ce7" table:formula="of:=COM.MICROSOFT.CONCAT([.C11];&quot;&quot;)">
            <text:p/>
          </table:table-cell>
          <table:table-cell table:style-name="ce7" table:formula="of:=COM.MICROSOFT.CONCAT([.E11];&quot;&quot;)" office:value-type="string" office:string-value="reading" calcext:value-type="string">
            <text:p>reading</text:p>
          </table:table-cell>
          <table:table-cell table:style-name="ce7" table:formula="of:=COM.MICROSOFT.CONCAT([.D11];&quot;&quot;)" office:value-type="string" office:string-value="EN" calcext:value-type="string">
            <text:p>EN</text:p>
          </table:table-cell>
          <table:table-cell table:style-name="ce7" table:formula="of:=COM.MICROSOFT.CONCAT(&quot;[&quot;;[.A11];&quot;]: &quot;;[.F11])" office:value-type="string" office:string-value="[10]: https://www.tutorialspoint.com/python/" calcext:value-type="string">
            <text:p>[10]: https://www.tutorialspoint.com/python/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<text:a xlink:href="https://python.land/" xlink:type="simple">Python Land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python.land/</text:p>
          </table:table-cell>
          <table:table-cell table:style-name="ce7" table:formula="of:=COM.MICROSOFT.CONCAT(&quot;[&quot;;[.B12];&quot;][&quot;;[.A12];&quot;]&quot;)" office:value-type="string" office:string-value="[Python Land][11]" calcext:value-type="string">
            <text:p>[Python Land][11]</text:p>
          </table:table-cell>
          <table:table-cell table:style-name="ce7" table:formula="of:=COM.MICROSOFT.CONCAT([.C12];&quot;&quot;)">
            <text:p/>
          </table:table-cell>
          <table:table-cell table:style-name="ce7" table:formula="of:=COM.MICROSOFT.CONCAT([.E12];&quot;&quot;)" office:value-type="string" office:string-value="reading" calcext:value-type="string">
            <text:p>reading</text:p>
          </table:table-cell>
          <table:table-cell table:style-name="ce7" table:formula="of:=COM.MICROSOFT.CONCAT([.D12];&quot;&quot;)" office:value-type="string" office:string-value="EN" calcext:value-type="string">
            <text:p>EN</text:p>
          </table:table-cell>
          <table:table-cell table:style-name="ce7" table:formula="of:=COM.MICROSOFT.CONCAT(&quot;[&quot;;[.A12];&quot;]: &quot;;[.F12])" office:value-type="string" office:string-value="[11]: https://python.land/" calcext:value-type="string">
            <text:p>[11]: https://python.land/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<text:a xlink:href="http://geopython.net/" xlink:type="simple">GeoPython (Annual Conference)</text:a>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nference</text:p>
          </table:table-cell>
          <table:table-cell office:value-type="string" calcext:value-type="string">
            <text:p>http://geopython.net/</text:p>
          </table:table-cell>
          <table:table-cell table:style-name="ce7" table:formula="of:=COM.MICROSOFT.CONCAT(&quot;[&quot;;[.B13];&quot;][&quot;;[.A13];&quot;]&quot;)" office:value-type="string" office:string-value="[GeoPython (Annual Conference)][12]" calcext:value-type="string">
            <text:p>[GeoPython (Annual Conference)][12]</text:p>
          </table:table-cell>
          <table:table-cell table:style-name="ce7" table:formula="of:=COM.MICROSOFT.CONCAT([.C13];&quot;&quot;)" office:value-type="string" office:string-value=" " calcext:value-type="string">
            <text:p> </text:p>
          </table:table-cell>
          <table:table-cell table:style-name="ce7" table:formula="of:=COM.MICROSOFT.CONCAT([.E13];&quot;&quot;)" office:value-type="string" office:string-value="conference" calcext:value-type="string">
            <text:p>conference</text:p>
          </table:table-cell>
          <table:table-cell table:style-name="ce7" table:formula="of:=COM.MICROSOFT.CONCAT([.D13];&quot;&quot;)" office:value-type="string" office:string-value="EN" calcext:value-type="string">
            <text:p>EN</text:p>
          </table:table-cell>
          <table:table-cell table:style-name="ce7" table:formula="of:=COM.MICROSOFT.CONCAT(&quot;[&quot;;[.A13];&quot;]: &quot;;[.F13])" office:value-type="string" office:string-value="[12]: http://geopython.net/" calcext:value-type="string">
            <text:p>[12]: http://geopython.net/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<text:a xlink:href="https://mapscaping.com/" xlink:type="simple">A Podcast For The Geospatial Community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podcast</text:p>
          </table:table-cell>
          <table:table-cell office:value-type="string" calcext:value-type="string">
            <text:p>https://mapscaping.com/</text:p>
          </table:table-cell>
          <table:table-cell table:style-name="ce7" table:formula="of:=COM.MICROSOFT.CONCAT(&quot;[&quot;;[.B14];&quot;][&quot;;[.A14];&quot;]&quot;)" office:value-type="string" office:string-value="[A Podcast For The Geospatial Community][14]" calcext:value-type="string">
            <text:p>[A Podcast For The Geospatial Community][14]</text:p>
          </table:table-cell>
          <table:table-cell table:style-name="ce7" table:formula="of:=COM.MICROSOFT.CONCAT([.C14];&quot;&quot;)">
            <text:p/>
          </table:table-cell>
          <table:table-cell table:style-name="ce7" table:formula="of:=COM.MICROSOFT.CONCAT([.E14];&quot;&quot;)" office:value-type="string" office:string-value="podcast" calcext:value-type="string">
            <text:p>podcast</text:p>
          </table:table-cell>
          <table:table-cell table:style-name="ce7" table:formula="of:=COM.MICROSOFT.CONCAT([.D14];&quot;&quot;)" office:value-type="string" office:string-value="EN" calcext:value-type="string">
            <text:p>EN</text:p>
          </table:table-cell>
          <table:table-cell table:style-name="ce7" table:formula="of:=COM.MICROSOFT.CONCAT(&quot;[&quot;;[.A14];&quot;]: &quot;;[.F14])" office:value-type="string" office:string-value="[14]: https://mapscaping.com/" calcext:value-type="string">
            <text:p>[14]: https://mapscaping.com/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eal Python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podcast, reading, video</text:p>
          </table:table-cell>
          <table:table-cell office:value-type="string" calcext:value-type="string">
            <text:p>https://realpython.com/</text:p>
          </table:table-cell>
          <table:table-cell table:style-name="ce7" table:formula="of:=COM.MICROSOFT.CONCAT(&quot;[&quot;;[.B15];&quot;][&quot;;[.A15];&quot;]&quot;)" office:value-type="string" office:string-value="[Real Python][15]" calcext:value-type="string">
            <text:p>[Real Python][15]</text:p>
          </table:table-cell>
          <table:table-cell table:style-name="ce7" table:formula="of:=COM.MICROSOFT.CONCAT([.C15];&quot;&quot;)">
            <text:p/>
          </table:table-cell>
          <table:table-cell table:style-name="ce7" table:formula="of:=COM.MICROSOFT.CONCAT([.E15];&quot;&quot;)" office:value-type="string" office:string-value="podcast, reading, video" calcext:value-type="string">
            <text:p>podcast, reading, video</text:p>
          </table:table-cell>
          <table:table-cell table:style-name="ce7" table:formula="of:=COM.MICROSOFT.CONCAT([.D15];&quot;&quot;)" office:value-type="string" office:string-value="EN" calcext:value-type="string">
            <text:p>EN</text:p>
          </table:table-cell>
          <table:table-cell table:style-name="ce7" table:formula="of:=COM.MICROSOFT.CONCAT(&quot;[&quot;;[.A15];&quot;]: &quot;;[.F15])" office:value-type="string" office:string-value="[15]: https://realpython.com/" calcext:value-type="string">
            <text:p>[15]: https://realpython.com/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FreeCodeCamp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video, reading, exercise</text:p>
          </table:table-cell>
          <table:table-cell office:value-type="string" calcext:value-type="string">
            <text:p>https://www.freecodecamp.org</text:p>
          </table:table-cell>
          <table:table-cell table:style-name="ce7" table:formula="of:=COM.MICROSOFT.CONCAT(&quot;[&quot;;[.B16];&quot;][&quot;;[.A16];&quot;]&quot;)" office:value-type="string" office:string-value="[FreeCodeCamp][16]" calcext:value-type="string">
            <text:p>[FreeCodeCamp][16]</text:p>
          </table:table-cell>
          <table:table-cell table:style-name="ce7" table:formula="of:=COM.MICROSOFT.CONCAT([.C16];&quot;&quot;)">
            <text:p/>
          </table:table-cell>
          <table:table-cell table:style-name="ce7" table:formula="of:=COM.MICROSOFT.CONCAT([.E16];&quot;&quot;)" office:value-type="string" office:string-value="video, reading, exercise" calcext:value-type="string">
            <text:p>video, reading, exercise</text:p>
          </table:table-cell>
          <table:table-cell table:style-name="ce7" table:formula="of:=COM.MICROSOFT.CONCAT([.D16];&quot;&quot;)" office:value-type="string" office:string-value="EN" calcext:value-type="string">
            <text:p>EN</text:p>
          </table:table-cell>
          <table:table-cell table:style-name="ce7" table:formula="of:=COM.MICROSOFT.CONCAT(&quot;[&quot;;[.A16];&quot;]: &quot;;[.F16])" office:value-type="string" office:string-value="[16]: https://www.freecodecamp.org" calcext:value-type="string">
            <text:p>[16]: https://www.freecodecamp.org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Harvard Python Course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eading, exercise</text:p>
          </table:table-cell>
          <table:table-cell office:value-type="string" calcext:value-type="string">
            <text:p>https://cs50.harvard.edu/python/2022/</text:p>
          </table:table-cell>
          <table:table-cell table:style-name="ce7" table:formula="of:=COM.MICROSOFT.CONCAT(&quot;[&quot;;[.B17];&quot;][&quot;;[.A17];&quot;]&quot;)" office:value-type="string" office:string-value="[Harvard Python Course][17]" calcext:value-type="string">
            <text:p>[Harvard Python Course][17]</text:p>
          </table:table-cell>
          <table:table-cell table:style-name="ce7" table:formula="of:=COM.MICROSOFT.CONCAT([.C17];&quot;&quot;)">
            <text:p/>
          </table:table-cell>
          <table:table-cell table:style-name="ce7" table:formula="of:=COM.MICROSOFT.CONCAT([.E17];&quot;&quot;)" office:value-type="string" office:string-value="reading, exercise" calcext:value-type="string">
            <text:p>reading, exercise</text:p>
          </table:table-cell>
          <table:table-cell table:style-name="ce7" table:formula="of:=COM.MICROSOFT.CONCAT([.D17];&quot;&quot;)" office:value-type="string" office:string-value="EN" calcext:value-type="string">
            <text:p>EN</text:p>
          </table:table-cell>
          <table:table-cell table:style-name="ce7" table:formula="of:=COM.MICROSOFT.CONCAT(&quot;[&quot;;[.A17];&quot;]: &quot;;[.F17])" office:value-type="string" office:string-value="[17]: https://cs50.harvard.edu/python/2022/" calcext:value-type="string">
            <text:p>[17]: https://cs50.harvard.edu/python/2022/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orey Schafer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www.youtube.com/watch?v=YYXdXT2l-Gg&amp;list=PL-osiE80TeTt2d9bfVyTiXJA-UTHn6WwU</text:p>
          </table:table-cell>
          <table:table-cell table:style-name="ce7" table:formula="of:=COM.MICROSOFT.CONCAT(&quot;[&quot;;[.B18];&quot;][&quot;;[.A18];&quot;]&quot;)" office:value-type="string" office:string-value="[Corey Schafer][18]" calcext:value-type="string">
            <text:p>[Corey Schafer][18]</text:p>
          </table:table-cell>
          <table:table-cell table:style-name="ce7" table:formula="of:=COM.MICROSOFT.CONCAT([.C18];&quot;&quot;)">
            <text:p/>
          </table:table-cell>
          <table:table-cell table:style-name="ce7" table:formula="of:=COM.MICROSOFT.CONCAT([.E18];&quot;&quot;)" office:value-type="string" office:string-value="video" calcext:value-type="string">
            <text:p>video</text:p>
          </table:table-cell>
          <table:table-cell table:style-name="ce7" table:formula="of:=COM.MICROSOFT.CONCAT([.D18];&quot;&quot;)" office:value-type="string" office:string-value="EN" calcext:value-type="string">
            <text:p>EN</text:p>
          </table:table-cell>
          <table:table-cell table:style-name="ce7" table:formula="of:=COM.MICROSOFT.CONCAT(&quot;[&quot;;[.A18];&quot;]: &quot;;[.F18])" office:value-type="string" office:string-value="[18]: https://www.youtube.com/watch?v=YYXdXT2l-Gg&amp;list=PL-osiE80TeTt2d9bfVyTiXJA-UTHn6WwU" calcext:value-type="string">
            <text:p>[18]: https://www.youtube.com/watch?v=YYXdXT2l-Gg&amp;list=PL-osiE80TeTt2d9bfVyTiXJA-UTHn6WwU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roject Based Learning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project, exercise</text:p>
          </table:table-cell>
          <table:table-cell office:value-type="string" calcext:value-type="string">
            <text:p>https://github.com/practical-tutorials/project-based-learning</text:p>
          </table:table-cell>
          <table:table-cell table:style-name="ce7" table:formula="of:=COM.MICROSOFT.CONCAT(&quot;[&quot;;[.B19];&quot;][&quot;;[.A19];&quot;]&quot;)" office:value-type="string" office:string-value="[Project Based Learning][19]" calcext:value-type="string">
            <text:p>[Project Based Learning][19]</text:p>
          </table:table-cell>
          <table:table-cell table:style-name="ce7" table:formula="of:=COM.MICROSOFT.CONCAT([.C19];&quot;&quot;)">
            <text:p/>
          </table:table-cell>
          <table:table-cell table:style-name="ce7" table:formula="of:=COM.MICROSOFT.CONCAT([.E19];&quot;&quot;)" office:value-type="string" office:string-value="project, exercise" calcext:value-type="string">
            <text:p>project, exercise</text:p>
          </table:table-cell>
          <table:table-cell table:style-name="ce7" table:formula="of:=COM.MICROSOFT.CONCAT([.D19];&quot;&quot;)" office:value-type="string" office:string-value="EN" calcext:value-type="string">
            <text:p>EN</text:p>
          </table:table-cell>
          <table:table-cell table:style-name="ce7" table:formula="of:=COM.MICROSOFT.CONCAT(&quot;[&quot;;[.A19];&quot;]: &quot;;[.F19])" office:value-type="string" office:string-value="[19]: https://github.com/practical-tutorials/project-based-learning" calcext:value-type="string">
            <text:p>[19]: https://github.com/practical-tutorials/project-based-learning</text:p>
          </table:table-cell>
        </table:table-row>
        <table:table-row table:style-name="ro3" table:number-rows-repeated="1048556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6:31:02.266674629</meta:creation-date>
    <dc:date>2023-05-03T10:58:07.390376034</dc:date>
    <dc:creator>Murat Kendir</dc:creator>
    <meta:editing-duration>PT10M58S</meta:editing-duration>
    <meta:editing-cycles>5</meta:editing-cycles>
    <meta:generator>LibreOffice/7.3.7.2$Linux_X86_64 LibreOffice_project/30$Build-2</meta:generator>
    <meta:document-statistic meta:table-count="1" meta:cell-count="197" meta:object-count="0"/>
  </office:meta>
</office:document-meta>
</file>